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91A0000548B00006D597AF1A607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2.9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4cm" fo:min-width="2.29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8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4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1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2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3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5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2.437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7.476cm" fo:min-width="7.253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04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9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3.7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98cm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02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8.24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8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92cm" svg:height="1.592cm" svg:x="9.252cm" svg:y="2.61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647cm" svg:y="15.51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396cm" svg:y="8.96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755cm" svg:y="9.147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5.038cm" svg:y="4.53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903cm" svg:y="13.83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448cm" svg:y="13.87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4" draw:layer="layout" svg:width="1.918cm" svg:height="1.714cm" svg:x="14.93cm" svg:y="4.276cm">
          <draw:text-box>
            <text:p text:style-name="P3"><text:span text:style-name="T1">NOR</text:span></text:p>
            <text:p text:style-name="P3"><text:span text:style-name="T1">1000</text:span></text:p>
          </draw:text-box>
        </draw:frame>
        <draw:frame draw:style-name="gr8" draw:text-style-name="P7" draw:layer="layout" svg:width="1.883cm" svg:height="1.59cm" svg:x="7.356cm" svg:y="3.05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8" draw:layer="layout" svg:width="1.918cm" svg:height="1.714cm" svg:x="12.684cm" svg:y="15.09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1.883cm" svg:height="1.714cm" svg:x="3.928cm" svg:y="6.51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9" draw:layer="layout" svg:width="1.883cm" svg:height="1.714cm" svg:x="16.016cm" svg:y="11.67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9" draw:layer="layout" svg:width="1.918cm" svg:height="1.714cm" svg:x="16.159cm" svg:y="6.51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9" draw:layer="layout" svg:width="1.918cm" svg:height="1.714cm" svg:x="4.008cm" svg:y="11.67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7" draw:layer="layout" svg:width="1.883cm" svg:height="1.592cm" svg:x="12.938cm" svg:y="3.02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8" draw:layer="layout" svg:width="1.918cm" svg:height="1.714cm" svg:x="7.481cm" svg:y="15.09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0" draw:layer="layout" svg:x1="10.963cm" svg:y1="4.073cm" svg:x2="10.963cm" svg:y2="15.657cm">
          <text:p/>
        </draw:line>
        <draw:line draw:style-name="gr10" draw:text-style-name="P10" draw:layer="layout" svg:x1="5.113cm" svg:y1="9.862cm" svg:x2="16.827cm" svg:y2="9.862cm">
          <text:p/>
        </draw:line>
        <draw:line draw:style-name="gr11" draw:text-style-name="P10" draw:layer="layout" svg:x1="6.851cm" svg:y1="5.754cm" svg:x2="15.074cm" svg:y2="13.95cm">
          <text:p/>
        </draw:line>
        <draw:line draw:style-name="gr11" draw:text-style-name="P10" draw:layer="layout" svg:x1="15.056cm" svg:y1="5.775cm" svg:x2="6.869cm" svg:y2="13.96cm">
          <text:p/>
        </draw:line>
        <draw:line draw:style-name="gr12" draw:text-style-name="P10" draw:layer="layout" svg:x1="6.959cm" svg:y1="5.839cm" svg:x2="6.96cm" svg:y2="13.903cm">
          <text:p/>
        </draw:line>
        <draw:line draw:style-name="gr12" draw:text-style-name="P10" draw:layer="layout" svg:x1="14.972cm" svg:y1="5.863cm" svg:x2="14.972cm" svg:y2="13.911cm">
          <text:p/>
        </draw:line>
        <draw:line draw:style-name="gr12" draw:text-style-name="P10" draw:layer="layout" svg:x1="6.959cm" svg:y1="5.888cm" svg:x2="15.046cm" svg:y2="5.888cm">
          <text:p/>
        </draw:line>
        <draw:line draw:style-name="gr12" draw:text-style-name="P10" draw:layer="layout" svg:x1="6.959cm" svg:y1="13.834cm" svg:x2="14.953cm" svg:y2="13.833cm">
          <text:p/>
        </draw:line>
        <draw:line draw:style-name="gr13" draw:text-style-name="P10" draw:layer="layout" svg:x1="5.581cm" svg:y1="7.581cm" svg:x2="16.343cm" svg:y2="12.069cm">
          <text:p/>
        </draw:line>
        <draw:line draw:style-name="gr13" draw:text-style-name="P10" draw:layer="layout" svg:x1="5.583cm" svg:y1="12.077cm" svg:x2="16.312cm" svg:y2="7.648cm">
          <text:p/>
        </draw:line>
        <draw:line draw:style-name="gr14" draw:text-style-name="P10" draw:layer="layout" svg:x1="5.816cm" svg:y1="7.581cm" svg:x2="5.816cm" svg:y2="11.962cm">
          <text:p/>
        </draw:line>
        <draw:line draw:style-name="gr14" draw:text-style-name="P10" draw:layer="layout" svg:x1="16.126cm" svg:y1="7.666cm" svg:x2="16.126cm" svg:y2="11.958cm">
          <text:p/>
        </draw:line>
        <draw:line draw:style-name="gr15" draw:text-style-name="P10" draw:layer="layout" svg:x1="8.749cm" svg:y1="4.54cm" svg:x2="13.185cm" svg:y2="15.221cm">
          <text:p/>
        </draw:line>
        <draw:line draw:style-name="gr15" draw:text-style-name="P10" draw:layer="layout" svg:x1="13.18cm" svg:y1="4.54cm" svg:x2="8.749cm" svg:y2="15.221cm">
          <text:p/>
        </draw:line>
        <draw:line draw:style-name="gr16" draw:text-style-name="P10" draw:layer="layout" svg:x1="13.186cm" svg:y1="15.014cm" svg:x2="8.707cm" svg:y2="15.014cm">
          <text:p/>
        </draw:line>
        <draw:line draw:style-name="gr16" draw:text-style-name="P10" draw:layer="layout" svg:x1="13.186cm" svg:y1="4.704cm" svg:x2="8.707cm" svg:y2="4.704cm">
          <text:p/>
        </draw:line>
        <draw:line draw:style-name="gr16" draw:text-style-name="P10" draw:layer="layout" svg:x1="8.783cm" svg:y1="4.618cm" svg:x2="8.783cm" svg:y2="15.092cm">
          <text:p/>
        </draw:line>
        <draw:line draw:style-name="gr16" draw:text-style-name="P10" draw:layer="layout" svg:x1="13.101cm" svg:y1="4.572cm" svg:x2="13.101cm" svg:y2="15.046cm">
          <text:p/>
        </draw:line>
        <draw:line draw:style-name="gr14" draw:text-style-name="P10" draw:layer="layout" svg:x1="5.582cm" svg:y1="7.626cm" svg:x2="16.176cm" svg:y2="7.625cm">
          <text:p/>
        </draw:line>
        <draw:line draw:style-name="gr14" draw:text-style-name="P10" draw:layer="layout" svg:x1="16.268cm" svg:y1="12.028cm" svg:x2="5.622cm" svg:y2="12.027cm">
          <text:p/>
        </draw:line>
        <draw:frame draw:style-name="gr17" draw:text-style-name="P12" draw:layer="layout" svg:width="2.937cm" svg:height="1.064cm" svg:x="15.897cm" svg:y="1.529cm">
          <draw:text-box>
            <text:p text:style-name="P11"><text:span text:style-name="T5">16-Gon</text:span></text:p>
          </draw:text-box>
        </draw:frame>
        <draw:custom-shape draw:style-name="gr18" draw:text-style-name="P13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638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124cm" svg:y="2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302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4.046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84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9.007cm" svg:y="9.21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9.185cm" svg:y="9.4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0.535cm" svg:height="0.717cm" svg:x="19.927cm" svg:y="9.4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9.726cm" svg:y="9.4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7.8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8.5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7.823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12.3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3cm" svg:height="0.717cm" svg:x="18.542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6" draw:layer="layout" svg:width="1.632cm" svg:height="1.094cm" svg:x="16.883cm" svg:y="14.9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7.061cm" svg:y="15.09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0.535cm" svg:height="0.719cm" svg:x="17.803cm" svg:y="15.0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7.602cm" svg:y="15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3.124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302cm" svg:y="16.8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4.046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3.84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0.139cm" svg:y="1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10.317cm" svg:y="18.0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1.062cm" svg:y="18.01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0.861cm" svg:y="18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7.063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16.8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7.78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.796cm" svg:y="9.2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.974cm" svg:y="9.3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2.717cm" svg:y="9.3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5cm" svg:height="0.719cm" svg:x="2.516cm" svg:y="9.3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2.45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12.3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5cm" svg:height="0.717cm" svg:x="3.17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2.45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6.82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3.17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3.592cm" svg:y="3.8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3.77cm" svg:y="4.06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4.515cm" svg:y="4.0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4.313cm" svg:y="4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7.063cm" svg:y="2.05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2.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2.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7.783cm" svg:y="2.24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6.714cm" svg:y="3.8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892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17.634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17.433cm" svg:y="4.0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3.945cm" svg:y="14.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4.123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4.866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4.665cm" svg:y="15.08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137cm" svg:y="1.6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3" draw:text-style-name="P16" draw:layer="layout" svg:width="0.535cm" svg:height="0.719cm" svg:x="10.316cm" svg:y="1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1.06cm" svg:y="1.7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859cm" svg:y="1.7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8" draw:layer="layout" svg:width="3.492cm" svg:height="1.592cm" svg:x="14.903cm" svg:y="19.93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0" draw:layer="layout" svg:width="2.798cm" svg:height="2.444cm" svg:x="15.275cm" svg:y="24.171cm">
          <draw:text-box>
            <text:p text:style-name="P19"><text:span text:style-name="T6">Contra-</text:span></text:p>
            <text:p text:style-name="P19"><text:span text:style-name="T6">-diction</text:span></text:p>
            <text:p text:style-name="P19"><text:span text:style-name="T6">0000</text:span></text:p>
          </draw:text-box>
        </draw:frame>
        <draw:frame draw:style-name="gr3" draw:text-style-name="P21" draw:layer="layout" svg:width="1.883cm" svg:height="1.714cm" svg:x="19.195cm" svg:y="24.15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1" draw:layer="layout" svg:width="2.34cm" svg:height="1.714cm" svg:x="18.954cm" svg:y="19.81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8" draw:layer="layout" svg:width="1.918cm" svg:height="1.594cm" svg:x="0.564cm" svg:y="19.93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1" draw:layer="layout" svg:width="2.34cm" svg:height="1.714cm" svg:x="0.362cm" svg:y="24.15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1" draw:layer="layout" svg:width="1.848cm" svg:height="1.714cm" svg:x="2.582cm" svg:y="24.16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1" draw:layer="layout" svg:width="1.918cm" svg:height="1.714cm" svg:x="2.594cm" svg:y="19.81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8" draw:layer="layout" svg:width="1.883cm" svg:height="1.59cm" svg:x="5.322cm" svg:y="19.93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7" draw:text-style-name="P21" draw:layer="layout" svg:width="1.915cm" svg:height="1.673cm" svg:x="5.326cm" svg:y="24.12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1" draw:layer="layout" svg:width="1.883cm" svg:height="1.714cm" svg:x="10.127cm" svg:y="19.81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1" draw:layer="layout" svg:width="1.883cm" svg:height="1.714cm" svg:x="10.128cm" svg:y="24.15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8" draw:text-style-name="P21" draw:layer="layout" svg:width="1.918cm" svg:height="1.673cm" svg:x="12.189cm" svg:y="19.85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1" draw:layer="layout" svg:width="1.918cm" svg:height="1.714cm" svg:x="12.199cm" svg:y="24.15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8" draw:layer="layout" svg:width="1.883cm" svg:height="1.592cm" svg:x="7.375cm" svg:y="19.93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1" draw:layer="layout" svg:width="1.918cm" svg:height="1.714cm" svg:x="7.356cm" svg:y="24.12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7.515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693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8.4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8.23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313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9.49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7" draw:layer="layout" svg:width="0.535cm" svg:height="0.717cm" svg:x="20.233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03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2.3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2.517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3.2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13.058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0.26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0.44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1.182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3cm" svg:height="0.717cm" svg:x="10.981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2" draw:text-style-name="P16" draw:layer="layout" svg:width="1.632cm" svg:height="1.094cm" svg:x="0.724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0.902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1.64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.443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5.46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5.64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6.38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6.18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15.86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03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6.783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6.582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7.5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7.67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8.422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8.2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32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9.5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0.243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20.042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34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2.51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3.265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5cm" svg:height="0.717cm" svg:x="13.06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0.246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0.42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1.1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0.966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0.72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0.90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.6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1.448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5.454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5.63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6.376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6.174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2.73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2.91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3.65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3.45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2.70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2.884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3.62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3.426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5.8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16.018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6.76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6.561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9" draw:text-style-name="P22" draw:layer="layout" svg:width="4.492cm" svg:height="6.397cm" svg:x="0.21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5.042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9.918cm" svg:y="19.7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692cm" svg:height="6.397cm" svg:x="14.746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.732cm" svg:height="6.397cm" svg:x="18.736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draw:layer="layout" svg:width="8.769cm" svg:height="2.511cm" draw:transform="rotate (0.746477321077975) translate (6.902cm 11.856cm)">
          <text:p text:style-name="P23"><text:span text:style-name="T7">College of Scripting</text:span></text:p>
          <text:p text:style-name="P23"><text:span text:style-name="T7">Music &amp;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3" draw:text-style-name="P25" draw:layer="layout" svg:width="6.715cm" svg:height="1.826cm" svg:x="0.416cm" svg:y="0.392cm">
          <draw:text-box>
            <text:p><text:span text:style-name="T8">TRUE AI</text:span></text:p>
          </draw:text-box>
        </draw:frame>
        <draw:custom-shape draw:style-name="gr44" draw:text-style-name="P24" draw:layer="layout" svg:width="4.872cm" svg:height="2.708cm" draw:transform="rotate (0.746477321077975) translate (10.788cm 12.329cm)">
          <text:p text:style-name="P23"><text:span text:style-name="T7">Christopher</text:span></text:p>
          <text:p text:style-name="P23"><text:span text:style-name="T7">Andrew</text:span></text:p>
          <text:p text:style-name="P23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5" draw:layer="layout" svg:width="5.209cm" svg:height="2.384cm" svg:x="15.903cm" svg:y="16.968cm">
          <draw:text-box>
            <text:p><text:span text:style-name="T9">(c) Christopher <text:s text:c="6"/>Andrew <text:s text:c="3"/></text:span></text:p>
            <text:p><text:span text:style-name="T9"><text:s text:c="6"/>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Full" xlink:href="Pictures/1003491A0000548B00006D597AF1A607.pdf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7.991cm" style:print-orientation="portrait"/>
    </style:page-layout>
    <style:style style:name="Mdp1" style:family="drawing-page">
      <style:drawing-page-properties draw:background-size="border" draw:fill="bitmap" draw:fill-image-name="watermarkFull" draw:fill-image-width="2.54cm" draw:fill-image-height="2.54cm" style:repeat="stretch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0T14:18:44.624617800</meta:creation-date>
    <dc:date>2025-06-25T23:29:09.850353200</dc:date>
    <meta:editing-duration>P13DT4H41M2S</meta:editing-duration>
    <meta:editing-cycles>52</meta:editing-cycles>
    <meta:generator>LibreOffice/25.2.3.2$Windows_X86_64 LibreOffice_project/bbb074479178df812d175f709636b368952c2ce3</meta:generator>
    <meta:keyword>ai</meta:keyword>
    <meta:keyword>true ai</meta:keyword>
    <dc:subject>true artificial intelligence</dc:subject>
    <dc:title>CATopalian True AI by Christopher Andrew Topalian</dc:title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dc:publisher>Christopher Andrew Topalian</dc:publisher>
    <meta:document-statistic meta:object-count="299"/>
  </office:meta>
</office:document-meta>
</file>